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c4c7" officeooo:paragraph-rsid="0012c4c7"/>
    </style:style>
    <style:style style:name="P2" style:family="paragraph" style:parent-style-name="Text_20_body">
      <style:text-properties officeooo:rsid="0012c4c7" officeooo:paragraph-rsid="00174aa7"/>
    </style:style>
    <style:style style:name="P3" style:family="paragraph" style:parent-style-name="Text_20_body">
      <style:text-properties officeooo:rsid="0012c4c7" officeooo:paragraph-rsid="001d94b2"/>
    </style:style>
    <style:style style:name="P4" style:family="paragraph" style:parent-style-name="Title">
      <style:text-properties officeooo:rsid="0012c4c7" officeooo:paragraph-rsid="0012c4c7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2c4c7" officeooo:paragraph-rsid="00174aa7"/>
    </style:style>
    <style:style style:name="P6" style:family="paragraph" style:parent-style-name="Heading_20_1">
      <style:text-properties officeooo:rsid="0012c4c7" officeooo:paragraph-rsid="0012c4c7"/>
    </style:style>
    <style:style style:name="T1" style:family="text">
      <style:text-properties officeooo:rsid="00174aa7"/>
    </style:style>
    <style:style style:name="T2" style:family="text">
      <style:text-properties officeooo:rsid="001a83c3"/>
    </style:style>
    <style:style style:name="T3" style:family="text">
      <style:text-properties officeooo:rsid="00208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-Do List</text:p>
      <text:h text:style-name="P6" text:outline-level="1">27/07/2018</text:h>
      <text:p text:style-name="P1">- <text:span text:style-name="T1">[*] </text:span>Add all interact sub classes.</text:p>
      <text:p text:style-name="P5">- <text:span text:style-name="T1">[*] Leave majority of these classes to after first test</text:span></text:p>
      <text:p text:style-name="P2">- <text:span text:style-name="T1">[*] </text:span>Add SFML class</text:p>
      <text:p text:style-name="P2">- <text:span text:style-name="T1">[ ] </text:span>Add main <text:span text:style-name="T2">function</text:span></text:p>
      <text:p text:style-name="P2">- <text:span text:style-name="T1">[*] </text:span>Put all classes into compilation file</text:p>
      <text:p text:style-name="P2">- <text:span text:style-name="T1">[*] </text:span>Debug program</text:p>
      <text:p text:style-name="P2">- <text:span text:style-name="T1">[ ] Add save feature (probably a future thing)</text:span></text:p>
      <text:p text:style-name="P3">- <text:span text:style-name="T1">[ ] Add level editor feature (probably a future thing)</text:span></text:p>
      <text:h text:style-name="Heading_20_1" text:outline-level="1">28/07/2018</text:h>
      <text:p text:style-name="Text_20_body">- <text:span text:style-name="T3">[ ] Initialise objects in interact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8:02:35.447638902</meta:creation-date>
    <dc:date>2018-07-28T18:15:52.790398283</dc:date>
    <meta:editing-duration>PT3H1M51S</meta:editing-duration>
    <meta:editing-cycles>14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74" meta:character-count="374" meta:non-whitespace-character-count="312"/>
  </office:meta>
</office:document-meta>
</file>